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1000002BC3131CBAA5EF9CC1A.png" manifest:media-type="image/png"/>
  <manifest:file-entry manifest:full-path="Pictures/100079840000291F000039EBF94C8F8B20FF6D0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39%" draw:blue="54%" fo:clip="rect(0cm, 0cm, 0cm, 0cm)" draw:image-opacity="88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26cm" svg:height="14.826cm" svg:x="0cm" svg:y="0cm">
          <draw:image xlink:href="Pictures/100079840000291F000039EBF94C8F8B20FF6D05.svg" xlink:type="simple" xlink:show="embed" xlink:actuate="onLoad" loext:mime-type="image/svg+xml">
            <text:p/>
          </draw:image>
          <draw:image xlink:href="Pictures/10000201000001F1000002BC3131CBAA5EF9CC1A.png" xlink:type="simple" xlink:show="embed" xlink:actuate="onLoad" loext:mime-type="image/png"/>
          <svg:title>SVG Picture created as TMC262_mount-F_SilkS.svg date 2019/06/22 19:18:58 </svg:title>
          <svg:desc>Picture generated by PCBNEW 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15cm" fo:margin-bottom="0.515cm" fo:margin-left="0.515cm" fo:margin-right="0.51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2T19:24:18.958180484</dc:date>
    <meta:editing-duration>PT5M10S</meta:editing-duration>
    <meta:editing-cycles>2</meta:editing-cycles>
    <meta:generator>LibreOffice/6.2.4.2$Linux_X86_64 LibreOffice_project/20$Build-2</meta:generator>
    <meta:print-date>2019-06-22T19:24:24.263727458</meta:print-date>
    <meta:document-statistic meta:object-count="1"/>
  </office:meta>
</office:document-meta>
</file>